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6cm" fo:margin-left="0cm" fo:margin-right="-0.005cm" fo:break-before="page" table:align="margins" style:shadow="none"/>
    </style:style>
    <style:style style:name="Таблица1.A" style:family="table-column">
      <style:table-column-properties style:column-width="0.508cm" style:rel-column-width="1751*"/>
    </style:style>
    <style:style style:name="Таблица1.B" style:family="table-column">
      <style:table-column-properties style:column-width="4.122cm" style:rel-column-width="14213*"/>
    </style:style>
    <style:style style:name="Таблица1.C" style:family="table-column">
      <style:table-column-properties style:column-width="3.731cm" style:rel-column-width="12863*"/>
    </style:style>
    <style:style style:name="Таблица1.D" style:family="table-column">
      <style:table-column-properties style:column-width="1.535cm" style:rel-column-width="5291*"/>
    </style:style>
    <style:style style:name="Таблица1.E" style:family="table-column">
      <style:table-column-properties style:column-width="8.075cm" style:rel-column-width="27844*"/>
    </style:style>
    <style:style style:name="Таблица1.F" style:family="table-column">
      <style:table-column-properties style:column-width="1.035cm" style:rel-column-width="357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beration Serif" fo:font-size="10pt"/>
    </style:style>
    <style:style style:name="P2" style:family="paragraph" style:parent-style-name="Table_20_Contents">
      <style:text-properties style:font-name="Liberation Serif" fo:font-size="10pt" fo:background-color="#e6e6e6"/>
    </style:style>
    <style:style style:name="P3" style:family="paragraph" style:parent-style-name="Table_20_Contents">
      <style:text-properties style:font-name="Liberation Serif" fo:font-size="10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style:font-name="Liberation Serif" fo:font-size="10pt" fo:font-style="italic" style:font-style-asian="italic" style:font-style-complex="italic"/>
    </style:style>
    <style:style style:name="P5" style:family="paragraph" style:parent-style-name="Table_20_Contents">
      <style:text-properties style:use-window-font-color="true" style:font-name="Liberation Serif" fo:font-size="10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11">
      <style:text-properties style:text-underline-style="solid" style:text-underline-width="auto" style:text-underline-color="font-color"/>
    </style:style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7">
      <style:paragraph-properties fo:margin-left="2.501cm" fo:margin-right="0cm" fo:text-indent="-0.635cm" style:auto-text-indent="false"/>
    </style:style>
    <style:style style:name="P18" style:family="paragraph" style:parent-style-name="Text_20_body" style:list-style-name="L11">
      <style:paragraph-properties fo:margin-left="2.501cm" fo:margin-right="0cm" fo:text-indent="-0.635cm" style:auto-text-indent="false"/>
    </style:style>
    <style:style style:name="P19" style:family="paragraph" style:parent-style-name="Text_20_body" style:list-style-name="L7">
      <style:paragraph-properties fo:margin-left="3.752cm" fo:margin-right="0cm" fo:text-indent="-0.635cm" style:auto-text-indent="false"/>
    </style:style>
    <style:style style:name="P20" style:family="paragraph" style:parent-style-name="Text_20_body" style:list-style-name="L7">
      <style:paragraph-properties fo:margin-left="1.251cm" fo:margin-right="0cm" fo:text-indent="-0.635cm" style:auto-text-indent="false"/>
    </style:style>
    <style:style style:name="P21" style:family="paragraph" style:parent-style-name="Text_20_body" style:list-style-name="L11">
      <style:paragraph-properties fo:margin-left="0cm" fo:margin-right="0cm" fo:text-indent="0cm" style:auto-text-indent="false"/>
    </style:style>
    <style:style style:name="P22" style:family="paragraph" style:parent-style-name="Table_20_Contents">
      <style:text-properties style:font-name="Liberation Serif" fo:font-size="10pt"/>
    </style:style>
    <style:style style:name="P23" style:family="paragraph" style:parent-style-name="Table_20_Contents">
      <style:text-properties style:font-name="Liberation Serif" fo:font-size="10pt" fo:font-style="italic" style:font-style-asian="italic" style:font-style-complex="italic"/>
    </style:style>
    <style:style style:name="P24" style:family="paragraph" style:parent-style-name="Table_20_Contents">
      <style:text-properties style:font-name="Liberation Serif" fo:font-size="10pt" fo:font-style="italic" style:text-underline-style="none" style:font-style-asian="italic" style:font-style-complex="italic"/>
    </style:style>
    <style:style style:name="P25" style:family="paragraph" style:parent-style-name="Table_20_Contents">
      <style:text-properties style:font-name="Liberation Serif" fo:font-size="10pt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Table_20_Contents">
      <style:text-properties style:font-name="Liberation Serif" fo:font-size="10pt" fo:font-style="normal" style:font-style-asian="normal" style:font-style-complex="normal"/>
    </style:style>
    <style:style style:name="P27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ехническое задание<text:line-break/>На систему «СРО» (СамоРегулируемая Организация)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</text:index-body>
      </text:table-of-content>
      <text:list xml:id="list1426888862" text:style-name="Numbering_20_1">
        <text:list-item>
          <text:p text:style-name="Heading_20_1">Исходные данные</text:p>
        </text:list-item>
      </text:list>
      <text:list xml:id="list1657428733" text:style-name="L1">
        <text:list-item>
          <text:p text:style-name="P7">Наименование</text:p>
        </text:list-item>
        <text:list-item>
          <text:p text:style-name="P7">Дата регистрации</text:p>
        </text:list-item>
        <text:list-item>
          <text:p text:style-name="P7">ИНН</text:p>
        </text:list-item>
        <text:list-item>
          <text:p text:style-name="P7">Дата вступления в члены</text:p>
        </text:list-item>
        <text:list-item>
          <text:p text:style-name="P7">ОГРН</text:p>
        </text:list-item>
        <text:list-item>
          <text:p text:style-name="P7">ОКВЭДы</text:p>
        </text:list-item>
        <text:list-item>
          <text:p text:style-name="P7">КПП</text:p>
        </text:list-item>
        <text:list-item>
          <text:p text:style-name="P7">Юр. адрес</text:p>
        </text:list-item>
        <text:list-item>
          <text:p text:style-name="P7">Факт. Адрес</text:p>
        </text:list-item>
        <text:list-item>
          <text:p text:style-name="P7">Телефоны</text:p>
        </text:list-item>
        <text:list-item>
          <text:p text:style-name="P7">Руководство (гендир, главбух, лицо с доверкой)</text:p>
        </text:list-item>
        <text:list-item>
          <text:p text:style-name="P7">Информация о лицензии (№, сроки (дата до))</text:p>
        </text:list-item>
        <text:list-item>
          <text:p text:style-name="P7">Виды работ по лицензии</text:p>
        </text:list-item>
        <text:list-item>
          <text:p text:style-name="P7">Вся история по допускам (дата выдачи, продления, отзывов, приостановки, расширения списка работ, повышение квалификации сотрудников и т.д.)</text:p>
        </text:list-item>
        <text:list-item>
          <text:p text:style-name="P7">История участия в общих собраниях</text:p>
        </text:list-item>
        <text:list-item>
          <text:p text:style-name="P7">Сведения о сотрудниках и их квалификации</text:p>
        </text:list-item>
        <text:list-item>
          <text:p text:style-name="P7">Пожелания к допускам (видам работ)</text:p>
        </text:list-item>
        <text:list-item>
          <text:p text:style-name="P7">Комментарии и отзывы</text:p>
        </text:list-item>
        <text:list-item>
          <text:p text:style-name="P7">Все документы в электронном виде (отсканированные в pdf)</text:p>
        </text:list-item>
      </text:list>
      <text:list xml:id="list1637709809" text:continue-list="list1426888862" text:style-name="Numbering_20_1">
        <text:list-item>
          <text:p text:style-name="Heading_20_1">Назначение</text:p>
        </text:list-item>
      </text:list>
      <text:p text:style-name="Text_20_body">Система предназначена для ведения <text:span text:style-name="T2">дел</text:span> членов СРО и публикации части информации на web-ресурсе.</text:p>
      <text:list xml:id="list153043052" text:continue-numbering="true" text:style-name="Numbering_20_1">
        <text:list-item>
          <text:p text:style-name="Heading_20_1">Пользователи</text:p>
        </text:list-item>
      </text:list>
      <text:list xml:id="list1606201453" text:style-name="L2">
        <text:list-item>
          <text:p text:style-name="P8">Администратор системы (1) — управление структурой данных, профилями, правами всех пользователей, постоянными данных;</text:p>
        </text:list-item>
        <text:list-item>
          <text:p text:style-name="P8">Пользователь (много) — права зависят от профиля, зарегистрированы в системе.</text:p>
        </text:list-item>
        <text:list-item>
          <text:p text:style-name="P8">Гость — просмотр части данных (юридически значимые) — в системе не регистрируется</text:p>
        </text:list-item>
      </text:list>
      <text:p text:style-name="Text_20_body">Профили — группа прав на определенные действия с системой. Один пользователь может иметь только один профиль, но одним профилем может пользоваться много пользователей. Примеры профилей:</text:p>
      <text:list xml:id="list1815434182" text:style-name="L12">
        <text:list-item>
          <text:p text:style-name="P16">ТолькоПросмотр (пользователь может видеть все данные, но не может их изменять)</text:p>
        </text:list-item>
        <text:list-item>
          <text:p text:style-name="P16">Администратор данных (может изменять все данные, кроме прав пользователей)</text:p>
        </text:list-item>
        <text:list-item>
          <text:p text:style-name="P16">Юрист (изменение юридических данных фирм)</text:p>
        </text:list-item>
        <text:list-item>
          <text:p text:style-name="P16">Секретарь собрания (фиксирует, кто присутствовал на собрании)</text:p>
        </text:list-item>
        <text:list-item>
          <text:p text:style-name="P16">и т.д.</text:p>
        </text:list-item>
      </text:list>
      <text:list xml:id="list1784870944" text:continue-list="list153043052" text:style-name="Numbering_20_1">
        <text:list-item>
          <text:p text:style-name="Heading_20_1">Функции</text:p>
        </text:list-item>
      </text:list>
      <text:list xml:id="list1330075374" text:style-name="L3">
        <text:list-item>
          <text:p text:style-name="P9">Создание/просмотр/изменение/удаление данных</text:p>
        </text:list-item>
        <text:list-item>
          <text:p text:style-name="P9">Печать в html</text:p>
        </text:list-item>
      </text:list>
      <text:list xml:id="list640090461" text:continue-list="list1784870944" text:style-name="Numbering_20_1">
        <text:list-item>
          <text:p text:style-name="Heading_20_1">Объекты</text:p>
        </text:list-item>
      </text:list>
      <text:list xml:id="list1275783102" text:style-name="L4">
        <text:list-item>
          <text:p text:style-name="P10">Юрлица</text:p>
        </text:list-item>
        <text:list-item>
          <text:p text:style-name="P10">Физлица</text:p>
        </text:list-item>
        <text:list-item>
          <text:p text:style-name="P10">Собрания</text:p>
        </text:list-item>
      </text:list>
      <text:list xml:id="list1401637252" text:continue-list="list640090461" text:style-name="Numbering_20_1">
        <text:list-item>
          <text:list>
            <text:list-item>
              <text:p text:style-name="Heading_20_2">Подчиненные объекты</text:p>
            </text:list-item>
          </text:list>
        </text:list-item>
      </text:list>
      <text:list xml:id="list2138744279" text:style-name="L5">
        <text:list-item>
          <text:p text:style-name="P11">Руководство</text:p>
        </text:list-item>
        <text:list-item>
          <text:p text:style-name="P11">Персонал</text:p>
        </text:list-item>
        <text:list-item>
          <text:p text:style-name="P11">События, связанные с допусками</text:p>
        </text:list-item>
        <text:list-item>
          <text:p text:style-name="P11">Документы</text:p>
        </text:list-item>
      </text:list>
      <text:list xml:id="list1912660099" text:continue-list="list1401637252" text:style-name="Numbering_20_1">
        <text:list-item>
          <text:list>
            <text:list-item>
              <text:p text:style-name="Heading_20_2">Полупостоянные справочники</text:p>
            </text:list-item>
          </text:list>
        </text:list-item>
      </text:list>
      <text:list xml:id="list2044651853" text:style-name="L6">
        <text:list-item>
          <text:p text:style-name="P12">Профили</text:p>
        </text:list-item>
        <text:list-item>
          <text:p text:style-name="P12">Пользователи</text:p>
        </text:list-item>
        <text:list-item>
          <text:p text:style-name="P12">Виды должностей</text:p>
        </text:list-item>
        <text:list-item>
          <text:p text:style-name="P12">Виды событий</text:p>
        </text:list-item>
      </text:list>
      <text:list xml:id="list1106155980" text:continue-list="list1912660099" text:style-name="Numbering_20_1">
        <text:list-item>
          <text:list>
            <text:list-item>
              <text:p text:style-name="Heading_20_2">Постоянные Справочники</text:p>
            </text:list-item>
          </text:list>
        </text:list-item>
      </text:list>
      <text:list xml:id="list716802894" text:continue-list="list2044651853" text:style-name="L6">
        <text:list-item>
          <text:p text:style-name="P12">ОКВЭД</text:p>
        </text:list-item>
        <text:list-item>
          <text:p text:style-name="P12">Виды работ</text:p>
        </text:list-item>
        <text:list-item>
          <text:p text:style-name="P12">Виды собственности</text:p>
        </text:list-item>
      </text:list>
      <text:list xml:id="list796561888" text:continue-list="list1106155980" text:style-name="Numbering_20_1">
        <text:list-item>
          <text:p text:style-name="Heading_20_1"><text:soft-page-break/>Структура данных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Table_20_Heading">№</text:p>
          </table:table-cell>
          <table:table-cell table:style-name="Таблица1.A1" office:value-type="string">
            <text:p text:style-name="Table_20_Heading">Наименование</text:p>
          </table:table-cell>
          <table:table-cell table:style-name="Таблица1.A1" office:value-type="string">
            <text:p text:style-name="Table_20_Heading">Тип</text:p>
          </table:table-cell>
          <table:table-cell table:style-name="Таблица1.A1" office:value-type="string">
            <text:p text:style-name="Table_20_Heading">Кол-во<text:note text:id="ftn1" text:note-class="footnote"><text:note-citation>1</text:note-citation><text:note-body><text:p text:style-name="Footnote">«1» = 1, «?» = 0 или 1, «*» = 0...много, «+» = 1...много</text:p></text:note-body></text:note></text:p>
          </table:table-cell>
          <table:table-cell table:style-name="Таблица1.A1" office:value-type="string">
            <text:p text:style-name="Table_20_Heading">Комментарий</text:p>
          </table:table-cell>
          <table:table-cell table:style-name="Таблица1.F1" office:value-type="string">
            <text:p text:style-name="Table_20_Heading">web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B2" table:number-columns-spanned="5" office:value-type="string">
            <text:p text:style-name="P5">Юрлицо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раткое 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олное 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Вид собственности</text:p>
          </table:table-cell>
          <table:table-cell table:style-name="Таблица1.A2" office:value-type="string">
            <text:p text:style-name="P4">Вид собственности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 регистрации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ИНН</text:p>
          </table:table-cell>
          <table:table-cell table:style-name="Таблица1.A2" office:value-type="string">
            <text:p text:style-name="P1">Число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Проверка по формуле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ПП</text:p>
          </table:table-cell>
          <table:table-cell table:style-name="Таблица1.A2" office:value-type="string">
            <text:p text:style-name="P1">Число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Проверка по формуле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ОГРН</text:p>
          </table:table-cell>
          <table:table-cell table:style-name="Таблица1.A2" office:value-type="string">
            <text:p text:style-name="P1">Число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ОКВЭД</text:p>
          </table:table-cell>
          <table:table-cell table:style-name="Таблица1.A2" office:value-type="string">
            <text:p text:style-name="P4">ОКВЭД</text:p>
          </table:table-cell>
          <table:table-cell table:style-name="Таблица1.A2" office:value-type="string">
            <text:p text:style-name="P1">+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Юр. адрес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Факт. адрес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>Если нет — работает юрадрес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Телефон</text:p>
          </table:table-cell>
          <table:table-cell table:style-name="Таблица1.A2" office:value-type="string">
            <text:p text:style-name="P1">Число</text:p>
          </table:table-cell>
          <table:table-cell table:style-name="Таблица1.A2" office:value-type="string">
            <text:p text:style-name="P1">+</text:p>
          </table:table-cell>
          <table:table-cell table:style-name="Таблица1.A2" office:value-type="string">
            <text:p text:style-name="P1">В международном формате: +7 812 1234567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№ лицензии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Виды работ по лицензии</text:p>
          </table:table-cell>
          <table:table-cell table:style-name="Таблица1.A2" office:value-type="string">
            <text:p text:style-name="P4">Вид работ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>Зависит от наличия лицензии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 годности лицензии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>Зависит от наличия лицензии</text:p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 вступления в СРО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Руководство</text:p>
          </table:table-cell>
          <table:table-cell table:style-name="Таблица1.A2" office:value-type="string">
            <text:p text:style-name="P4">Руководство</text:p>
          </table:table-cell>
          <table:table-cell table:style-name="Таблица1.A2" office:value-type="string">
            <text:p text:style-name="P1">+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>*</text:p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События</text:p>
          </table:table-cell>
          <table:table-cell table:style-name="Таблица1.A2" office:value-type="string">
            <text:p text:style-name="P4">Событие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Участие в собраниях</text:p>
          </table:table-cell>
          <table:table-cell table:style-name="Таблица1.A2" office:value-type="string">
            <text:p text:style-name="P4">Собрание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>Если участвовал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кументы</text:p>
          </table:table-cell>
          <table:table-cell table:style-name="Таблица1.A2" office:value-type="string">
            <text:p text:style-name="P4">Документ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Отзыв</text:p>
          </table:table-cell>
          <table:table-cell table:style-name="Таблица1.A2" office:value-type="string">
            <text:p text:style-name="P4">Отзыв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Собра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ротокол</text:p>
          </table:table-cell>
          <table:table-cell table:style-name="Таблица1.A2" office:value-type="string">
            <text:p text:style-name="P1">Текст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6">Руководство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ерсонал</text:p>
          </table:table-cell>
          <table:table-cell table:style-name="Таблица1.A2" office:value-type="string">
            <text:p text:style-name="P4">Персонал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6">Персонал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лжность</text:p>
          </table:table-cell>
          <table:table-cell table:style-name="Таблица1.A2" office:value-type="string">
            <text:p text:style-name="P4">Вид должности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Уникально: Юрлицо &amp; Вид должности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ерсона</text:p>
          </table:table-cell>
          <table:table-cell table:style-name="Таблица1.A2" office:value-type="string">
            <text:p text:style-name="P4">Персон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Персон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Фамилия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Имя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Отчество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валификация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кументы</text:p>
          </table:table-cell>
          <table:table-cell table:style-name="Таблица1.A2" office:value-type="string">
            <text:p text:style-name="P24">Документ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6">Событ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</text:p>
          </table:table-cell>
          <table:table-cell table:style-name="Таблица1.A2" office:value-type="string">
            <text:p text:style-name="P1">Дат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Вид работ</text:p>
          </table:table-cell>
          <table:table-cell table:style-name="Таблица1.A2" office:value-type="string">
            <text:p text:style-name="P4">Вид работ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NULL == все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Тип</text:p>
          </table:table-cell>
          <table:table-cell table:style-name="Таблица1.A2" office:value-type="string">
            <text:p text:style-name="P4">Вид события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ользователь</text:p>
          </table:table-cell>
          <table:table-cell table:style-name="Таблица1.A2" office:value-type="string">
            <text:p text:style-name="P4">Пользователь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Кто вносил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Время</text:p>
          </table:table-cell>
          <table:table-cell table:style-name="Таблица1.A2" office:value-type="string">
            <text:p text:style-name="P26">ДатаВремя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>Когда вносило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Отзыв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ользователь</text:p>
          </table:table-cell>
          <table:table-cell table:style-name="Таблица1.A2" office:value-type="string">
            <text:p text:style-name="P4">Пользователь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ext:soft-page-break/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атаВремя</text:p>
          </table:table-cell>
          <table:table-cell table:style-name="Таблица1.A2" office:value-type="string">
            <text:p text:style-name="P26">ДатаВремя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мментарий</text:p>
          </table:table-cell>
          <table:table-cell table:style-name="Таблица1.A2" office:value-type="string">
            <text:p text:style-name="P26">Текст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кумент</text:p>
          </table:table-cell>
          <table:table-cell table:style-name="Таблица1.A2" office:value-type="string">
            <text:p text:style-name="P4">Документ</text:p>
          </table:table-cell>
          <table:table-cell table:style-name="Таблица1.A2" office:value-type="string">
            <text:p text:style-name="P1">*</text:p>
          </table:table-cell>
          <table:table-cell table:style-name="Таблица1.A2" office:value-type="string">
            <text:p text:style-name="P1">Ссылки на документ в списке документов фирмы</text:p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Документ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Документ</text:p>
          </table:table-cell>
          <table:table-cell table:style-name="Таблица1.A2" office:value-type="string">
            <text:p text:style-name="P1">Изображение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мментарий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Профиль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рава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>?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Пользователь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Имя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ароль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рофиль</text:p>
          </table:table-cell>
          <table:table-cell table:style-name="Таблица1.A2" office:value-type="string">
            <text:p text:style-name="P4">Профиль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Вид должност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Вид событи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ОКВЭД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д</text:p>
          </table:table-cell>
          <table:table-cell table:style-name="Таблица1.A2" office:value-type="string">
            <text:p text:style-name="P1">?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Вид работ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д</text:p>
          </table:table-cell>
          <table:table-cell table:style-name="Таблица1.A2" office:value-type="string">
            <text:p text:style-name="P1">Число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Наименовани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омментарии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B2" table:number-columns-spanned="5" office:value-type="string">
            <text:p text:style-name="P3">Вид собственност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Кратко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>Полное</text:p>
          </table:table-cell>
          <table:table-cell table:style-name="Таблица1.A2" office:value-type="string">
            <text:p text:style-name="P1">Строка</text:p>
          </table:table-cell>
          <table:table-cell table:style-name="Таблица1.D3" office:value-type="float" office:value="1">
            <text:p text:style-name="P1">1</text:p>
          </table:table-cell>
          <table:table-cell table:style-name="Таблица1.A2" office:value-type="string">
            <text:p text:style-name="P1"/>
          </table:table-cell>
          <table:table-cell table:style-name="Таблица1.F3" office:value-type="string">
            <text:p text:style-name="P1"/>
          </table:table-cell>
        </table:table-row>
      </table:table>
      <text:p text:style-name="Text_20_body"/>
      <text:list xml:id="list1425654999" text:continue-numbering="true" text:style-name="Numbering_20_1">
        <text:list-item>
          <text:p text:style-name="Heading_20_1">Формы</text:p>
        </text:list-item>
      </text:list>
      <text:list xml:id="list279562494" text:style-name="L7">
        <text:list-item>
          <text:p text:style-name="P13">Юрлицо:</text:p>
        </text:list-item>
        <text:list-item>
          <text:p text:style-name="P17">Список юрлиц (CRUD (добавить, просмотр, редактировать, удалить))</text:p>
        </text:list-item>
        <text:list-item>
          <text:p text:style-name="P17">Подробности юрлица (блоки):</text:p>
        </text:list-item>
        <text:list-item>
          <text:p text:style-name="P19">Основные данные (те, кол-во которых — 1 или ?)</text:p>
        </text:list-item>
        <text:list-item>
          <text:p text:style-name="P19">Множественные данные (ОКВЭД, Телефон и т.д.) - каждый в своем блоке</text:p>
        </text:list-item>
        <text:list-item>
          <text:p text:style-name="P17">Редактирование юрлица (каждый блок — отдельно, с функциями добавить/удалить/изменить для каждого блока)</text:p>
        </text:list-item>
        <text:list-item>
          <text:p text:style-name="P20">Персоны — список (CRUD)</text:p>
        </text:list-item>
        <text:list-item>
          <text:p text:style-name="P13">Справочники (постоянные и полупостоянные): Список (просмотр, добавить, редактировать, удалить)</text:p>
        </text:list-item>
        <text:list-item>
          <text:p text:style-name="P20">Список юрлиц в вебе</text:p>
        </text:list-item>
      </text:list>
      <text:list xml:id="list1452774284" text:continue-list="list1425654999" text:style-name="Numbering_20_1">
        <text:list-item>
          <text:p text:style-name="Heading_20_1">Todo</text:p>
        </text:list-item>
      </text:list>
      <text:list xml:id="list1749328581" text:style-name="L11">
        <text:list-item>
          <text:p text:style-name="P15"><text:span text:style-name="T1">Нужны ли виды работ по конкретному допуску (как для лицензий)?</text:span></text:p>
        </text:list-item>
        <text:list-item>
          <text:p text:style-name="P18">Да.</text:p>
        </text:list-item>
        <text:list-item>
          <text:p text:style-name="P18">Допуск == вид работ</text:p>
        </text:list-item>
        <text:list-item>
          <text:p text:style-name="P14">Список видов работ</text:p>
        </text:list-item>
        <text:list-item>
          <text:p text:style-name="P18">Дима пришлет</text:p>
        </text:list-item>
        <text:list-item>
          <text:p text:style-name="P14">Список видов событий</text:p>
        </text:list-item>
      </text:list>
      <text:list xml:id="list1116086077" text:continue-list="list1657428733" text:style-name="L11">
        <text:list-item>
          <text:p text:style-name="P18">выдача</text:p>
        </text:list-item>
        <text:list-item>
          <text:p text:style-name="P18">продление</text:p>
        </text:list-item>
        <text:list-item>
          <text:p text:style-name="P18">отзывов</text:p>
        </text:list-item>
        <text:list-item>
          <text:p text:style-name="P18">приостановка</text:p>
        </text:list-item>
        <text:list-item>
          <text:p text:style-name="P18">расширения списка работ (добавление)</text:p>
        </text:list-item>
        <text:list-item>
          <text:p text:style-name="P18">повышение квалификации сотрудников</text:p>
        </text:list-item>
      </text:list>
      <text:list xml:id="list113005842" text:continue-list="list1749328581" text:style-name="L11">
        <text:list-item>
          <text:p text:style-name="P15">Развернуть «Сведения о сотрудниках и их квалификации» - что именно и в каком виде</text:p>
        </text:list-item>
        <text:list-item>
          <text:p text:style-name="P18"><text:soft-page-break/>ФИО</text:p>
        </text:list-item>
        <text:list-item>
          <text:p text:style-name="P18">Должность</text:p>
        </text:list-item>
        <text:list-item>
          <text:p text:style-name="P18">Квалификация — пристёгивается к человеку, а не к персоналу</text:p>
        </text:list-item>
        <text:list-item>
          <text:p text:style-name="P18">Документ, подтверждающий квалификацию - аналогично</text:p>
        </text:list-item>
        <text:list-item>
          <text:p text:style-name="P15">Развернуть «Пожелания к допускам (видам работ)» - что именно и в каком виде</text:p>
        </text:list-item>
        <text:list-item>
          <text:p text:style-name="P18"/>
        </text:list-item>
        <text:list-item>
          <text:p text:style-name="P15">Развернуть «Комментарии и отзывы» - что именно и в каком виде</text:p>
        </text:list-item>
        <text:list-item>
          <text:p text:style-name="P18">кто</text:p>
        </text:list-item>
        <text:list-item>
          <text:p text:style-name="P18">отзыв</text:p>
        </text:list-item>
        <text:list-item>
          <text:p text:style-name="P18">скан документа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Liberation Serif1" fo:font-size="14pt" fo:font-weight="bold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name="Liberation Serif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list-style-name="Numbering_20_1" style:class="text" style:master-page-name="">
      <style:paragraph-properties fo:margin-top="0.101cm" fo:margin-bottom="0cm" fo:text-align="start" style:justify-single-word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top="0cm" fo:margin-bottom="0cm" fo:text-align="start" style:justify-single-word="false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erif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size="10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4T10:18:45</meta:creation-date>
    <meta:generator>OpenOffice.org/3.0$Linux OpenOffice.org_project/300m15$Build-9379</meta:generator>
    <dc:date>2009-03-27T17:47:34</dc:date>
    <meta:editing-duration>PT03H52M53S</meta:editing-duration>
    <meta:editing-cycles>45</meta:editing-cycles>
    <meta:document-statistic meta:table-count="1" meta:image-count="0" meta:object-count="0" meta:page-count="5" meta:paragraph-count="301" meta:word-count="755" meta:character-count="4409"/>
    <meta:user-defined meta:name="Поле 1"/>
    <meta:user-defined meta:name="Поле 2"/>
    <meta:user-defined meta:name="Поле 3"/>
    <meta:user-defined meta:name="Поле 4"/>
  </office:meta>
</office:document-meta>
</file>